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loaderGIF.determineSize( byte [ ] header , Imag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loaderGIF.preloadImage( String uri , Source src , ImageContext 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